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8.20208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7.06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arency_Report_-_Export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yment Date</text:p>
          </table:table-cell>
          <table:table-cell office:value-type="string" table:style-name="ce2">
            <text:p>Vendor Name</text:p>
          </table:table-cell>
          <table:table-cell office:value-type="string" table:style-name="ce2">
            <text:p>SumOfAmount</text:p>
          </table:table-cell>
          <table:table-cell office:value-type="string" table:style-name="ce2">
            <text:p>Payment Id</text:p>
          </table:table-cell>
          <table:table-cell office:value-type="string" table:style-name="ce2">
            <text:p>Level 2 Description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3663</text:p>
          </table:table-cell>
          <table:table-cell office:value-type="float" office:value="736.6" table:style-name="ce5">
            <text:p>736.6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ADT FIRE AND SECURITY PLC</text:p>
          </table:table-cell>
          <table:table-cell office:value-type="float" office:value="842.31" table:style-name="ce5">
            <text:p>842.31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ANGLIAN WATER</text:p>
          </table:table-cell>
          <table:table-cell office:value-type="float" office:value="3326.53" table:style-name="ce5">
            <text:p>3326.53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ATS EUROMASTER LTD</text:p>
          </table:table-cell>
          <table:table-cell office:value-type="float" office:value="1889.99" table:style-name="ce5">
            <text:p>1889.99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AVI LTD</text:p>
          </table:table-cell>
          <table:table-cell office:value-type="float" office:value="2466" table:style-name="ce5">
            <text:p>2466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B A TEXTILES LTD</text:p>
          </table:table-cell>
          <table:table-cell office:value-type="float" office:value="4650" table:style-name="ce5">
            <text:p>465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BARKER AND EVANS</text:p>
          </table:table-cell>
          <table:table-cell office:value-type="float" office:value="4520" table:style-name="ce5">
            <text:p>452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BEST EVIDENCE TECHNOLOGY LTD</text:p>
          </table:table-cell>
          <table:table-cell office:value-type="float" office:value="1680" table:style-name="ce5">
            <text:p>168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BMW (GB) LTD</text:p>
          </table:table-cell>
          <table:table-cell office:value-type="float" office:value="12588.75" table:style-name="ce5">
            <text:p>12588.7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BRADSHAW BODY REPAIRS LTD</text:p>
          </table:table-cell>
          <table:table-cell office:value-type="float" office:value="590.5" table:style-name="ce5">
            <text:p>590.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BRISTOL ST NORTHAMPTON VAUXHALL</text:p>
          </table:table-cell>
          <table:table-cell office:value-type="float" office:value="1650" table:style-name="ce5">
            <text:p>165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BUDDI LTD</text:p>
          </table:table-cell>
          <table:table-cell office:value-type="float" office:value="3550" table:style-name="ce5">
            <text:p>355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C W HEADDRESS LTD</text:p>
          </table:table-cell>
          <table:table-cell office:value-type="float" office:value="1779" table:style-name="ce5">
            <text:p>1779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CALOR GAS LTD</text:p>
          </table:table-cell>
          <table:table-cell office:value-type="float" office:value="3173.93" table:style-name="ce5">
            <text:p>3173.93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CALTEC (ATC) LTD</text:p>
          </table:table-cell>
          <table:table-cell office:value-type="float" office:value="638.79999999999995" table:style-name="ce5">
            <text:p>638.8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CIPFA</text:p>
          </table:table-cell>
          <table:table-cell office:value-type="float" office:value="19375" table:style-name="ce5">
            <text:p>1937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CLEARTONE TELECOMS PLC</text:p>
          </table:table-cell>
          <table:table-cell office:value-type="float" office:value="613" table:style-name="ce5">
            <text:p>613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COMBINED PRECISION COMPONENTS - CPC</text:p>
          </table:table-cell>
          <table:table-cell office:value-type="float" office:value="759" table:style-name="ce5">
            <text:p>759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COMPUTACENTER (UK) LTD</text:p>
          </table:table-cell>
          <table:table-cell office:value-type="float" office:value="2533.83" table:style-name="ce5">
            <text:p>2533.83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COOPER READING</text:p>
          </table:table-cell>
          <table:table-cell office:value-type="float" office:value="864.2" table:style-name="ce5">
            <text:p>864.2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10655.63" table:style-name="ce5">
            <text:p>10655.63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ENTERPRISE RENT-A-CAR UK LTD</text:p>
          </table:table-cell>
          <table:table-cell office:value-type="float" office:value="5289.51" table:style-name="ce5">
            <text:p>5289.51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EXPERIAN LTD</text:p>
          </table:table-cell>
          <table:table-cell office:value-type="float" office:value="79587.09" table:style-name="ce5">
            <text:p>79587.09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F J LANE &amp; SON LTD</text:p>
          </table:table-cell>
          <table:table-cell office:value-type="float" office:value="5158" table:style-name="ce5">
            <text:p>5158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FISHER SCIENTIFIC UK LTD</text:p>
          </table:table-cell>
          <table:table-cell office:value-type="float" office:value="3563.16" table:style-name="ce5">
            <text:p>3563.16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FORD MOTOR COMPANY LTD</text:p>
          </table:table-cell>
          <table:table-cell office:value-type="float" office:value="92266.64" table:style-name="ce5">
            <text:p>92266.64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1369.91" table:style-name="ce5">
            <text:p>11369.91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GOODYEAR DUNLOP UK</text:p>
          </table:table-cell>
          <table:table-cell office:value-type="float" office:value="36960.379999999997" table:style-name="ce5">
            <text:p>36960.38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GRG PUBLIC RESOURCES LTD</text:p>
          </table:table-cell>
          <table:table-cell office:value-type="float" office:value="2214" table:style-name="ce5">
            <text:p>2214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GROUPTYRE WHOLSALE LTD</text:p>
          </table:table-cell>
          <table:table-cell office:value-type="float" office:value="2444.6" table:style-name="ce5">
            <text:p>2444.6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HAMPSHIRE POLICE AUTHORITY</text:p>
          </table:table-cell>
          <table:table-cell office:value-type="float" office:value="730.19" table:style-name="ce5">
            <text:p>730.19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HAMPSHIRE POLICE AUTHORITY</text:p>
          </table:table-cell>
          <table:table-cell office:value-type="float" office:value="8400" table:style-name="ce5">
            <text:p>840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HAMPSHIRE POLICE AUTHORITY</text:p>
          </table:table-cell>
          <table:table-cell office:value-type="float" office:value="14523.96" table:style-name="ce5">
            <text:p>14523.96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olice Officer Pay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HEADLEY TYRES LTD</text:p>
          </table:table-cell>
          <table:table-cell office:value-type="float" office:value="1121.55" table:style-name="ce5">
            <text:p>1121.5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HEATH PRODUCTS LTD</text:p>
          </table:table-cell>
          <table:table-cell office:value-type="float" office:value="594.35" table:style-name="ce5">
            <text:p>594.3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HYUNDAI MOTOR UK LIMITED</text:p>
          </table:table-cell>
          <table:table-cell office:value-type="float" office:value="50188" table:style-name="ce5">
            <text:p>50188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ICETRAK LTD</text:p>
          </table:table-cell>
          <table:table-cell office:value-type="float" office:value="968.16" table:style-name="ce5">
            <text:p>968.16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INSIGHT DIRECT (UK) LIMITED</text:p>
          </table:table-cell>
          <table:table-cell office:value-type="float" office:value="1199.8" table:style-name="ce5">
            <text:p>1199.8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LOWE &amp; OLIVER LTD</text:p>
          </table:table-cell>
          <table:table-cell office:value-type="float" office:value="4699" table:style-name="ce5">
            <text:p>4699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MEHLER VARIO SYSTEM GMBH</text:p>
          </table:table-cell>
          <table:table-cell office:value-type="float" office:value="3464.7" table:style-name="ce5">
            <text:p>3464.7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84516.4" table:style-name="ce5">
            <text:p>84516.4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NATIONAL WINDSCREENS</text:p>
          </table:table-cell>
          <table:table-cell office:value-type="float" office:value="785" table:style-name="ce5">
            <text:p>78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NICK ROBINS LTD</text:p>
          </table:table-cell>
          <table:table-cell office:value-type="float" office:value="10495" table:style-name="ce5">
            <text:p>1049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NORTON WAY MAZDA</text:p>
          </table:table-cell>
          <table:table-cell office:value-type="float" office:value="29520" table:style-name="ce5">
            <text:p>2952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OXFORDSHIRE COUNTY COUNCIL</text:p>
          </table:table-cell>
          <table:table-cell office:value-type="float" office:value="3190" table:style-name="ce5">
            <text:p>319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PMD MAGNETICS</text:p>
          </table:table-cell>
          <table:table-cell office:value-type="float" office:value="3049.5" table:style-name="ce5">
            <text:p>3049.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POSTURITE (UK) LTD</text:p>
          </table:table-cell>
          <table:table-cell office:value-type="float" office:value="859.9" table:style-name="ce5">
            <text:p>859.9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PROMETHEUS MEDICAL LTD</text:p>
          </table:table-cell>
          <table:table-cell office:value-type="float" office:value="560" table:style-name="ce5">
            <text:p>56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QMP MANAGEMENT &amp; DESIGN</text:p>
          </table:table-cell>
          <table:table-cell office:value-type="float" office:value="2810" table:style-name="ce5">
            <text:p>281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REED</text:p>
          </table:table-cell>
          <table:table-cell office:value-type="float" office:value="221108.88" table:style-name="ce5">
            <text:p>221108.88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REED</text:p>
          </table:table-cell>
          <table:table-cell office:value-type="float" office:value="185947.76" table:style-name="ce5">
            <text:p>185947.76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RIDGE &amp; PARTNERS</text:p>
          </table:table-cell>
          <table:table-cell office:value-type="float" office:value="8150" table:style-name="ce5">
            <text:p>815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ROYAL MAIL</text:p>
          </table:table-cell>
          <table:table-cell office:value-type="float" office:value="19329.71" table:style-name="ce5">
            <text:p>19329.71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SAFETY KLEEN UK LTD</text:p>
          </table:table-cell>
          <table:table-cell office:value-type="float" office:value="644.01" table:style-name="ce5">
            <text:p>644.01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SEPURA LIMITED</text:p>
          </table:table-cell>
          <table:table-cell office:value-type="float" office:value="26900" table:style-name="ce5">
            <text:p>2690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SETON LTD</text:p>
          </table:table-cell>
          <table:table-cell office:value-type="float" office:value="519.96" table:style-name="ce5">
            <text:p>519.96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SKILLS FOR JUSTICE</text:p>
          </table:table-cell>
          <table:table-cell office:value-type="float" office:value="6065" table:style-name="ce5">
            <text:p>606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SOUTHERN ELECTRIC</text:p>
          </table:table-cell>
          <table:table-cell office:value-type="float" office:value="1512.48" table:style-name="ce5">
            <text:p>1512.48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SPECIALIST CARS STEVENAGE</text:p>
          </table:table-cell>
          <table:table-cell office:value-type="float" office:value="2390.7199999999998" table:style-name="ce5">
            <text:p>2390.72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ST THOMAS CROSS GARAGE LTD</text:p>
          </table:table-cell>
          <table:table-cell office:value-type="float" office:value="3939.44" table:style-name="ce5">
            <text:p>3939.44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SUSSEX POLICE AUTHORITY</text:p>
          </table:table-cell>
          <table:table-cell office:value-type="float" office:value="2151.2399999999998" table:style-name="ce5">
            <text:p>2151.24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THE AUTOMOBILE ASSOCIATION</text:p>
          </table:table-cell>
          <table:table-cell office:value-type="float" office:value="2007" table:style-name="ce5">
            <text:p>2007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THISTLE DESIGN ASSOCIATES LTD</text:p>
          </table:table-cell>
          <table:table-cell office:value-type="float" office:value="4525" table:style-name="ce5">
            <text:p>452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TOYE KENNING &amp; SPENCER LTD</text:p>
          </table:table-cell>
          <table:table-cell office:value-type="float" office:value="800" table:style-name="ce5">
            <text:p>80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TRAFFIC COLLISION RECONSTRUCTION</text:p>
          </table:table-cell>
          <table:table-cell office:value-type="float" office:value="1139.4000000000001" table:style-name="ce5">
            <text:p>1139.4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TRY &amp; LILLY</text:p>
          </table:table-cell>
          <table:table-cell office:value-type="float" office:value="531.15" table:style-name="ce5">
            <text:p>531.1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TVP CO-OP PURCHASE CARD A/C</text:p>
          </table:table-cell>
          <table:table-cell office:value-type="float" office:value="13416.39" table:style-name="ce5">
            <text:p>13416.39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UKAS</text:p>
          </table:table-cell>
          <table:table-cell office:value-type="float" office:value="1350" table:style-name="ce5">
            <text:p>135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UNIVERSITY COLLEGE LONDON</text:p>
          </table:table-cell>
          <table:table-cell office:value-type="float" office:value="2685" table:style-name="ce5">
            <text:p>2685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VAUXHALL MOTORS LTD</text:p>
          </table:table-cell>
          <table:table-cell office:value-type="float" office:value="42451.58" table:style-name="ce5">
            <text:p>42451.58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VODAFONE LIMITED</text:p>
          </table:table-cell>
          <table:table-cell office:value-type="float" office:value="31577.64" table:style-name="ce5">
            <text:p>31577.64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VOLVO CAR UK LTD</text:p>
          </table:table-cell>
          <table:table-cell office:value-type="float" office:value="902.86" table:style-name="ce5">
            <text:p>902.86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WA PRODUCTS (UK) LTD</text:p>
          </table:table-cell>
          <table:table-cell office:value-type="float" office:value="720" table:style-name="ce5">
            <text:p>720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WINDRUSH DOOR &amp; WINDOW SERVICES LTD</text:p>
          </table:table-cell>
          <table:table-cell office:value-type="float" office:value="5912" table:style-name="ce5">
            <text:p>5912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04T00:00:00" table:style-name="ce3">
            <text:p>04/03/2021</text:p>
          </table:table-cell>
          <table:table-cell office:value-type="string" table:style-name="ce4">
            <text:p>WOLSELEY CENTERS LTD</text:p>
          </table:table-cell>
          <table:table-cell office:value-type="float" office:value="786.2" table:style-name="ce5">
            <text:p>786.2</text:p>
          </table:table-cell>
          <table:table-cell office:value-type="float" office:value="3515" table:style-name="ce5">
            <text:p>3515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BINGDON LTD</text:p>
          </table:table-cell>
          <table:table-cell office:value-type="float" office:value="153041.60000000001" table:style-name="ce5">
            <text:p>153041.6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COTA LIMITED</text:p>
          </table:table-cell>
          <table:table-cell office:value-type="float" office:value="1526.68" table:style-name="ce5">
            <text:p>1526.68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DT FIRE &amp; SECURITY LTD</text:p>
          </table:table-cell>
          <table:table-cell office:value-type="float" office:value="1798.05" table:style-name="ce5">
            <text:p>1798.0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DT FIRE AND SECURITY PLC</text:p>
          </table:table-cell>
          <table:table-cell office:value-type="float" office:value="8399.5" table:style-name="ce5">
            <text:p>8399.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DT FIRE AND SECURITY PLC</text:p>
          </table:table-cell>
          <table:table-cell office:value-type="float" office:value="6826.53" table:style-name="ce5">
            <text:p>6826.53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MPLIVOX LTD</text:p>
          </table:table-cell>
          <table:table-cell office:value-type="float" office:value="595" table:style-name="ce5">
            <text:p>59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Other Employee Expens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NDREWS SYKES HIRE LTD</text:p>
          </table:table-cell>
          <table:table-cell office:value-type="float" office:value="13391.96" table:style-name="ce5">
            <text:p>13391.96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NGLIAN WATER</text:p>
          </table:table-cell>
          <table:table-cell office:value-type="float" office:value="1798.03" table:style-name="ce5">
            <text:p>1798.03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SSA ABLOY LTD T/A AA SECURITY DOORS</text:p>
          </table:table-cell>
          <table:table-cell office:value-type="float" office:value="1108.5" table:style-name="ce5">
            <text:p>1108.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ASSA ABLOY LTD T/A AA SECURITY DOORS</text:p>
          </table:table-cell>
          <table:table-cell office:value-type="float" office:value="815" table:style-name="ce5">
            <text:p>81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BARKER AND EVANS</text:p>
          </table:table-cell>
          <table:table-cell office:value-type="float" office:value="15392" table:style-name="ce5">
            <text:p>15392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BAXTERSTOREY LTD</text:p>
          </table:table-cell>
          <table:table-cell office:value-type="float" office:value="22229.58" table:style-name="ce5">
            <text:p>22229.58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BEDFORDSHIRE POLICE AUTHORITY</text:p>
          </table:table-cell>
          <table:table-cell office:value-type="float" office:value="29705" table:style-name="ce5">
            <text:p>2970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BEDFORDSHIRE POLICE AUTHORITY</text:p>
          </table:table-cell>
          <table:table-cell office:value-type="float" office:value="331800" table:style-name="ce5">
            <text:p>33180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BMW (GB) LTD</text:p>
          </table:table-cell>
          <table:table-cell office:value-type="float" office:value="45320.31" table:style-name="ce5">
            <text:p>45320.31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BUCKS COUNTY COUNCIL</text:p>
          </table:table-cell>
          <table:table-cell office:value-type="float" office:value="189882.25" table:style-name="ce5">
            <text:p>189882.2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BUCKS COUNTY COUNCIL</text:p>
          </table:table-cell>
          <table:table-cell office:value-type="float" office:value="13650" table:style-name="ce5">
            <text:p>1365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CCL- FORENSICS LIMITED</text:p>
          </table:table-cell>
          <table:table-cell office:value-type="float" office:value="600" table:style-name="ce5">
            <text:p>60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CHUBB LOCKS CUSTODIAL SERVICES LTD</text:p>
          </table:table-cell>
          <table:table-cell office:value-type="float" office:value="830" table:style-name="ce5">
            <text:p>83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CIVIL DEFENCE SUPPLY LTD</text:p>
          </table:table-cell>
          <table:table-cell office:value-type="float" office:value="5560" table:style-name="ce5">
            <text:p>556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COMPUTACENTER (UK) LTD</text:p>
          </table:table-cell>
          <table:table-cell office:value-type="float" office:value="21581.24" table:style-name="ce5">
            <text:p>21581.24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CONTROL-F LIMITED</text:p>
          </table:table-cell>
          <table:table-cell office:value-type="float" office:value="13060" table:style-name="ce5">
            <text:p>1306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D &amp; P LUXURY TOILETS LTD</text:p>
          </table:table-cell>
          <table:table-cell office:value-type="float" office:value="2000" table:style-name="ce5">
            <text:p>200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594.29999999999995" table:style-name="ce5">
            <text:p>594.3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EDF ENERGY</text:p>
          </table:table-cell>
          <table:table-cell office:value-type="float" office:value="217176.44" table:style-name="ce5">
            <text:p>217176.44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ENTERPRISE RENT-A-CAR UK LTD</text:p>
          </table:table-cell>
          <table:table-cell office:value-type="float" office:value="614.9" table:style-name="ce5">
            <text:p>614.9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ESRI (UK) LIMITED</text:p>
          </table:table-cell>
          <table:table-cell office:value-type="float" office:value="23299.83" table:style-name="ce5">
            <text:p>23299.83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F J LANE &amp; SON LTD</text:p>
          </table:table-cell>
          <table:table-cell office:value-type="float" office:value="2927" table:style-name="ce5">
            <text:p>2927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FITSERVE LTD</text:p>
          </table:table-cell>
          <table:table-cell office:value-type="float" office:value="530" table:style-name="ce5">
            <text:p>53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FORD MOTOR COMPANY LTD</text:p>
          </table:table-cell>
          <table:table-cell office:value-type="float" office:value="30294.23" table:style-name="ce5">
            <text:p>30294.23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FORD MOTOR COMPANY LTD</text:p>
          </table:table-cell>
          <table:table-cell office:value-type="float" office:value="32584.95" table:style-name="ce5">
            <text:p>32584.9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FOSTER &amp; FREEMAN LTD</text:p>
          </table:table-cell>
          <table:table-cell office:value-type="float" office:value="898.54" table:style-name="ce5">
            <text:p>898.54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140" table:style-name="ce5">
            <text:p>114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82395.1" table:style-name="ce5">
            <text:p>182395.1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GROUPTYRE WHOLSALE LTD</text:p>
          </table:table-cell>
          <table:table-cell office:value-type="float" office:value="4570.75" table:style-name="ce5">
            <text:p>4570.7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HAMPSHIRE POLICE AUTHORITY</text:p>
          </table:table-cell>
          <table:table-cell office:value-type="float" office:value="2132.61" table:style-name="ce5">
            <text:p>2132.61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HAMPSHIRE POLICE AUTHORITY</text:p>
          </table:table-cell>
          <table:table-cell office:value-type="float" office:value="106205.72" table:style-name="ce5">
            <text:p>106205.72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HEADLEY TYRES LTD</text:p>
          </table:table-cell>
          <table:table-cell office:value-type="float" office:value="809.7" table:style-name="ce5">
            <text:p>809.7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HURLEY INDUSTRIAL CLEANING EQUIPMENT</text:p>
          </table:table-cell>
          <table:table-cell office:value-type="float" office:value="2500" table:style-name="ce5">
            <text:p>250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INSIDE OUT DEVELOPMENTS LTD</text:p>
          </table:table-cell>
          <table:table-cell office:value-type="float" office:value="14610.07" table:style-name="ce5">
            <text:p>14610.07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INSIDE OUT DEVELOPMENTS LTD</text:p>
          </table:table-cell>
          <table:table-cell office:value-type="float" office:value="63029.55" table:style-name="ce5">
            <text:p>63029.5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1259.05" table:style-name="ce5">
            <text:p>1259.0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LEICESTERSHIRE POLICE AUTHORITY</text:p>
          </table:table-cell>
          <table:table-cell office:value-type="float" office:value="2166.4" table:style-name="ce5">
            <text:p>2166.4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LOWE &amp; OLIVER LTD</text:p>
          </table:table-cell>
          <table:table-cell office:value-type="float" office:value="1208" table:style-name="ce5">
            <text:p>1208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LOWE &amp; OLIVER LTD</text:p>
          </table:table-cell>
          <table:table-cell office:value-type="float" office:value="575.67999999999995" table:style-name="ce5">
            <text:p>575.68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817.85" table:style-name="ce5">
            <text:p>817.8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6124.82" table:style-name="ce5">
            <text:p>6124.82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NIGHTSEARCHER LIMITED</text:p>
          </table:table-cell>
          <table:table-cell office:value-type="float" office:value="621.36" table:style-name="ce5">
            <text:p>621.36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ORCHID CELLMARK LTD</text:p>
          </table:table-cell>
          <table:table-cell office:value-type="float" office:value="17121.66" table:style-name="ce5">
            <text:p>17121.66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OXFORD CITY COUNCIL</text:p>
          </table:table-cell>
          <table:table-cell office:value-type="float" office:value="5262.77" table:style-name="ce5">
            <text:p>5262.77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P A TURNEY LTD</text:p>
          </table:table-cell>
          <table:table-cell office:value-type="float" office:value="2009.34" table:style-name="ce5">
            <text:p>2009.34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PEUGEOT MOTOR COMPANY PLC</text:p>
          </table:table-cell>
          <table:table-cell office:value-type="float" office:value="108127.41" table:style-name="ce5">
            <text:p>108127.41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PEUGEOT MOTOR COMPANY PLC</text:p>
          </table:table-cell>
          <table:table-cell office:value-type="float" office:value="423140.76" table:style-name="ce5">
            <text:p>423140.76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PMD MAGNETICS</text:p>
          </table:table-cell>
          <table:table-cell office:value-type="float" office:value="732" table:style-name="ce5">
            <text:p>732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PRESSFAB EVO LTD</text:p>
          </table:table-cell>
          <table:table-cell office:value-type="float" office:value="22926.36" table:style-name="ce5">
            <text:p>22926.36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QMP MANAGEMENT &amp; DESIGN</text:p>
          </table:table-cell>
          <table:table-cell office:value-type="float" office:value="520" table:style-name="ce5">
            <text:p>52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READING BOROUGH COUNCIL</text:p>
          </table:table-cell>
          <table:table-cell office:value-type="float" office:value="1625" table:style-name="ce5">
            <text:p>162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REED</text:p>
          </table:table-cell>
          <table:table-cell office:value-type="float" office:value="103065.13" table:style-name="ce5">
            <text:p>103065.13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REED</text:p>
          </table:table-cell>
          <table:table-cell office:value-type="float" office:value="86727.9" table:style-name="ce5">
            <text:p>86727.9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REVEAL MEDIA LTD</text:p>
          </table:table-cell>
          <table:table-cell office:value-type="float" office:value="90560" table:style-name="ce5">
            <text:p>9056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ROYAL MAIL</text:p>
          </table:table-cell>
          <table:table-cell office:value-type="float" office:value="9453.85" table:style-name="ce5">
            <text:p>9453.8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SALUS BUILDING CONTROL CONSULTANTS</text:p>
          </table:table-cell>
          <table:table-cell office:value-type="float" office:value="3000" table:style-name="ce5">
            <text:p>300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SCREWFIX DIRECT</text:p>
          </table:table-cell>
          <table:table-cell office:value-type="float" office:value="586" table:style-name="ce5">
            <text:p>586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SOUTHAM TYRES</text:p>
          </table:table-cell>
          <table:table-cell office:value-type="float" office:value="564" table:style-name="ce5">
            <text:p>564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SPECIALIST CARS STEVENAGE</text:p>
          </table:table-cell>
          <table:table-cell office:value-type="float" office:value="2486.23" table:style-name="ce5">
            <text:p>2486.23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136913.01999999999" table:style-name="ce5">
            <text:p>136913.02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ST THOMAS CROSS GARAGE LTD</text:p>
          </table:table-cell>
          <table:table-cell office:value-type="float" office:value="691.7" table:style-name="ce5">
            <text:p>691.7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STAPLETONS (TYRE SERVICES) LTD</text:p>
          </table:table-cell>
          <table:table-cell office:value-type="float" office:value="2239.75" table:style-name="ce5">
            <text:p>2239.7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SUSSEX POLICE AUTHORITY</text:p>
          </table:table-cell>
          <table:table-cell office:value-type="float" office:value="47487.76" table:style-name="ce5">
            <text:p>47487.76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SYTNER HIGH WYCOMBE</text:p>
          </table:table-cell>
          <table:table-cell office:value-type="float" office:value="2358.15" table:style-name="ce5">
            <text:p>2358.15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THISTLE DESIGN ASSOCIATES LTD</text:p>
          </table:table-cell>
          <table:table-cell office:value-type="float" office:value="1100" table:style-name="ce5">
            <text:p>1100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TVP CENTRAL SPORTS &amp; SOCIAL CLUB</text:p>
          </table:table-cell>
          <table:table-cell office:value-type="float" office:value="2258" table:style-name="ce5">
            <text:p>2258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VODAFONE LIMITED</text:p>
          </table:table-cell>
          <table:table-cell office:value-type="float" office:value="1146.33" table:style-name="ce5">
            <text:p>1146.33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0T00:00:00" table:style-name="ce3">
            <text:p>10/03/2021</text:p>
          </table:table-cell>
          <table:table-cell office:value-type="string" table:style-name="ce4">
            <text:p>WEST MIDLANDS POLICE AUTHORITY</text:p>
          </table:table-cell>
          <table:table-cell office:value-type="float" office:value="36779" table:style-name="ce5">
            <text:p>36779</text:p>
          </table:table-cell>
          <table:table-cell office:value-type="float" office:value="3516" table:style-name="ce5">
            <text:p>3516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ADT FIRE AND SECURITY PLC</text:p>
          </table:table-cell>
          <table:table-cell office:value-type="float" office:value="9181.44" table:style-name="ce5">
            <text:p>9181.44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ADT FIRE AND SECURITY PLC</text:p>
          </table:table-cell>
          <table:table-cell office:value-type="float" office:value="962.5" table:style-name="ce5">
            <text:p>962.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AIRWAVE SOLUTIONS LTD</text:p>
          </table:table-cell>
          <table:table-cell office:value-type="float" office:value="40000" table:style-name="ce5">
            <text:p>400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AML CONSULTANTS LTD</text:p>
          </table:table-cell>
          <table:table-cell office:value-type="float" office:value="3500" table:style-name="ce5">
            <text:p>35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ANDREWS SYKES HIRE LTD</text:p>
          </table:table-cell>
          <table:table-cell office:value-type="float" office:value="1127.28" table:style-name="ce5">
            <text:p>1127.28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AVI LTD</text:p>
          </table:table-cell>
          <table:table-cell office:value-type="float" office:value="14471" table:style-name="ce5">
            <text:p>14471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BARKER AND EVANS</text:p>
          </table:table-cell>
          <table:table-cell office:value-type="float" office:value="11740" table:style-name="ce5">
            <text:p>1174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BMW (GB) LTD</text:p>
          </table:table-cell>
          <table:table-cell office:value-type="float" office:value="23623.34" table:style-name="ce5">
            <text:p>23623.34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BUCKS COUNTY COUNCIL</text:p>
          </table:table-cell>
          <table:table-cell office:value-type="float" office:value="63885.64" table:style-name="ce5">
            <text:p>63885.64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BUDDI LTD</text:p>
          </table:table-cell>
          <table:table-cell office:value-type="float" office:value="4494" table:style-name="ce5">
            <text:p>4494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BUDDI LTD</text:p>
          </table:table-cell>
          <table:table-cell office:value-type="float" office:value="1610" table:style-name="ce5">
            <text:p>161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C S I EQUIPMENT LTD</text:p>
          </table:table-cell>
          <table:table-cell office:value-type="float" office:value="3105" table:style-name="ce5">
            <text:p>310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CCL- FORENSICS LIMITED</text:p>
          </table:table-cell>
          <table:table-cell office:value-type="float" office:value="8569.86" table:style-name="ce5">
            <text:p>8569.86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CHARLES FELLOWS SUPPLIES LTD</text:p>
          </table:table-cell>
          <table:table-cell office:value-type="float" office:value="525" table:style-name="ce5">
            <text:p>52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CLEARTONE TELECOMS PLC</text:p>
          </table:table-cell>
          <table:table-cell office:value-type="float" office:value="24286" table:style-name="ce5">
            <text:p>24286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COMPUTACENTER (UK) LTD</text:p>
          </table:table-cell>
          <table:table-cell office:value-type="float" office:value="21585.84" table:style-name="ce5">
            <text:p>21585.84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COPYRIGHT LICENSING AGENCY LTD (CLA)</text:p>
          </table:table-cell>
          <table:table-cell office:value-type="float" office:value="5654.01" table:style-name="ce5">
            <text:p>5654.01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CORONA ENERGY RETAIL 4 A/C</text:p>
          </table:table-cell>
          <table:table-cell office:value-type="float" office:value="191625.61" table:style-name="ce5">
            <text:p>191625.61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DATCHET PARISH COUNCIL</text:p>
          </table:table-cell>
          <table:table-cell office:value-type="float" office:value="887.5" table:style-name="ce5">
            <text:p>887.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2666" table:style-name="ce5">
            <text:p>2666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DERBYSHIRE POLICE AUTHORITY</text:p>
          </table:table-cell>
          <table:table-cell office:value-type="float" office:value="32600" table:style-name="ce5">
            <text:p>326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DRAEGER SAFETY UK LTD</text:p>
          </table:table-cell>
          <table:table-cell office:value-type="float" office:value="998.1" table:style-name="ce5">
            <text:p>998.1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ENTERPRISE RENT-A-CAR UK LTD</text:p>
          </table:table-cell>
          <table:table-cell office:value-type="float" office:value="218587.7" table:style-name="ce5">
            <text:p>218587.7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ESSEX POLICE AUTHORITY</text:p>
          </table:table-cell>
          <table:table-cell office:value-type="float" office:value="8252.09" table:style-name="ce5">
            <text:p>8252.09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EXPERIAN LTD</text:p>
          </table:table-cell>
          <table:table-cell office:value-type="float" office:value="20385.490000000002" table:style-name="ce5">
            <text:p>20385.49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F J LANE &amp; SON LTD</text:p>
          </table:table-cell>
          <table:table-cell office:value-type="float" office:value="4699" table:style-name="ce5">
            <text:p>4699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FORD MOTOR COMPANY LTD</text:p>
          </table:table-cell>
          <table:table-cell office:value-type="float" office:value="103081.09" table:style-name="ce5">
            <text:p>103081.09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FORD MOTOR COMPANY LTD</text:p>
          </table:table-cell>
          <table:table-cell office:value-type="float" office:value="18208.349999999999" table:style-name="ce5">
            <text:p>18208.3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95990" table:style-name="ce5">
            <text:p>9599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GARRAN LOCKERS LTD</text:p>
          </table:table-cell>
          <table:table-cell office:value-type="float" office:value="580.41" table:style-name="ce5">
            <text:p>580.41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GERALD SPARROW CHARTERED SURVEOR</text:p>
          </table:table-cell>
          <table:table-cell office:value-type="float" office:value="1500" table:style-name="ce5">
            <text:p>15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GOODYEAR DUNLOP UK</text:p>
          </table:table-cell>
          <table:table-cell office:value-type="float" office:value="17883.48" table:style-name="ce5">
            <text:p>17883.48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GRESHAM OFFICE FURNITURE LTD</text:p>
          </table:table-cell>
          <table:table-cell office:value-type="float" office:value="5458.5" table:style-name="ce5">
            <text:p>5458.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GRUNDON WASTE MANAGEMENT LTD</text:p>
          </table:table-cell>
          <table:table-cell office:value-type="float" office:value="46579.14" table:style-name="ce5">
            <text:p>46579.14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GUTTER-FIX</text:p>
          </table:table-cell>
          <table:table-cell office:value-type="float" office:value="12500" table:style-name="ce5">
            <text:p>125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HAMPSHIRE POLICE AUTHORITY</text:p>
          </table:table-cell>
          <table:table-cell office:value-type="float" office:value="2189.9499999999998" table:style-name="ce5">
            <text:p>2189.9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HEADLEY TYRES LTD</text:p>
          </table:table-cell>
          <table:table-cell office:value-type="float" office:value="749.5" table:style-name="ce5">
            <text:p>749.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HYUNDAI MOTOR UK LIMITED</text:p>
          </table:table-cell>
          <table:table-cell office:value-type="float" office:value="26006" table:style-name="ce5">
            <text:p>26006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HYUNDAI MOTOR UK LIMITED</text:p>
          </table:table-cell>
          <table:table-cell office:value-type="float" office:value="13656" table:style-name="ce5">
            <text:p>13656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INSIDE OUT DEVELOPMENTS LTD</text:p>
          </table:table-cell>
          <table:table-cell office:value-type="float" office:value="80228.639999999999" table:style-name="ce5">
            <text:p>80228.64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INT RESEARCH LTD</text:p>
          </table:table-cell>
          <table:table-cell office:value-type="float" office:value="7000" table:style-name="ce5">
            <text:p>70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J V &amp; S J HOLMAN</text:p>
          </table:table-cell>
          <table:table-cell office:value-type="float" office:value="2125" table:style-name="ce5">
            <text:p>212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LAMBERT SMITH HAMPTON</text:p>
          </table:table-cell>
          <table:table-cell office:value-type="float" office:value="74300" table:style-name="ce5">
            <text:p>743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LEICESTERSHIRE POLICE AUTHORITY</text:p>
          </table:table-cell>
          <table:table-cell office:value-type="float" office:value="1272.76" table:style-name="ce5">
            <text:p>1272.76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LOWE &amp; OLIVER LTD</text:p>
          </table:table-cell>
          <table:table-cell office:value-type="float" office:value="4383" table:style-name="ce5">
            <text:p>4383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MAINTENANCE ASSOCIATED SERVICES LTD</text:p>
          </table:table-cell>
          <table:table-cell office:value-type="float" office:value="4905.46" table:style-name="ce5">
            <text:p>4905.46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326762" table:style-name="ce5">
            <text:p>326762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MILTON KEYNES COUNCIL</text:p>
          </table:table-cell>
          <table:table-cell office:value-type="float" office:value="3500" table:style-name="ce5">
            <text:p>35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4999.29" table:style-name="ce5">
            <text:p>14999.29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NATIONAL POLICE ESTATE GROUP T/A NPEG</text:p>
          </table:table-cell>
          <table:table-cell office:value-type="float" office:value="1500" table:style-name="ce5">
            <text:p>15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NICK ROBINS LTD</text:p>
          </table:table-cell>
          <table:table-cell office:value-type="float" office:value="4650" table:style-name="ce5">
            <text:p>465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NORFOLK CONSTABULARY</text:p>
          </table:table-cell>
          <table:table-cell office:value-type="float" office:value="3234.03" table:style-name="ce5">
            <text:p>3234.03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NORTHUMBRIA POLICE AUTHORITY</text:p>
          </table:table-cell>
          <table:table-cell office:value-type="float" office:value="6116.62" table:style-name="ce5">
            <text:p>6116.62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ORCHID CELLMARK LTD</text:p>
          </table:table-cell>
          <table:table-cell office:value-type="float" office:value="30640.04" table:style-name="ce5">
            <text:p>30640.04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PORTAKABIN LTD</text:p>
          </table:table-cell>
          <table:table-cell office:value-type="float" office:value="27943.919999999998" table:style-name="ce5">
            <text:p>27943.92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PORTAKABIN LTD</text:p>
          </table:table-cell>
          <table:table-cell office:value-type="float" office:value="13168.93" table:style-name="ce5">
            <text:p>13168.93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PROMETHEUS MEDICAL LTD</text:p>
          </table:table-cell>
          <table:table-cell office:value-type="float" office:value="1120" table:style-name="ce5">
            <text:p>112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QMP MANAGEMENT &amp; DESIGN</text:p>
          </table:table-cell>
          <table:table-cell office:value-type="float" office:value="1820" table:style-name="ce5">
            <text:p>182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QRO SOLUTIONS LIMITED</text:p>
          </table:table-cell>
          <table:table-cell office:value-type="float" office:value="3995" table:style-name="ce5">
            <text:p>399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READING TRANSPORT LTD</text:p>
          </table:table-cell>
          <table:table-cell office:value-type="float" office:value="1245" table:style-name="ce5">
            <text:p>124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REED</text:p>
          </table:table-cell>
          <table:table-cell office:value-type="float" office:value="109115.72" table:style-name="ce5">
            <text:p>109115.72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REED</text:p>
          </table:table-cell>
          <table:table-cell office:value-type="float" office:value="88993.960000000094" table:style-name="ce5">
            <text:p>88993.96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RICHARD BYRNE PROPERTY MAINTENANCE</text:p>
          </table:table-cell>
          <table:table-cell office:value-type="float" office:value="3170" table:style-name="ce5">
            <text:p>317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RIDGWAY ENGINEERING LTD</text:p>
          </table:table-cell>
          <table:table-cell office:value-type="float" office:value="562" table:style-name="ce5">
            <text:p>562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ROBERT M DONALDSON</text:p>
          </table:table-cell>
          <table:table-cell office:value-type="float" office:value="52820" table:style-name="ce5">
            <text:p>5282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RPS GROUP PLC</text:p>
          </table:table-cell>
          <table:table-cell office:value-type="float" office:value="4875" table:style-name="ce5">
            <text:p>487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SCOTTISH POWER</text:p>
          </table:table-cell>
          <table:table-cell office:value-type="float" office:value="2850.93" table:style-name="ce5">
            <text:p>2850.93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SEPURA LIMITED</text:p>
          </table:table-cell>
          <table:table-cell office:value-type="float" office:value="893" table:style-name="ce5">
            <text:p>893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SIGMA SECURITY DEVICES</text:p>
          </table:table-cell>
          <table:table-cell office:value-type="float" office:value="1295" table:style-name="ce5">
            <text:p>129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SIGNS EXPRESS (OXFORD)</text:p>
          </table:table-cell>
          <table:table-cell office:value-type="float" office:value="540.82000000000005" table:style-name="ce5">
            <text:p>540.82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SKILLS FOR JUSTICE</text:p>
          </table:table-cell>
          <table:table-cell office:value-type="float" office:value="14165" table:style-name="ce5">
            <text:p>1416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SMARTWATER TECHNOLOGY LTD</text:p>
          </table:table-cell>
          <table:table-cell office:value-type="float" office:value="1990" table:style-name="ce5">
            <text:p>199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SPECIALIST CARS STEVENAGE</text:p>
          </table:table-cell>
          <table:table-cell office:value-type="float" office:value="3360.48" table:style-name="ce5">
            <text:p>3360.48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282554.99" table:style-name="ce5">
            <text:p>282554.99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SUSSEX POLICE AUTHORITY</text:p>
          </table:table-cell>
          <table:table-cell office:value-type="float" office:value="93852.06" table:style-name="ce5">
            <text:p>93852.06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THAMES WATER UTILITIES LTD</text:p>
          </table:table-cell>
          <table:table-cell office:value-type="float" office:value="2809.23" table:style-name="ce5">
            <text:p>2809.23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THE COLOUR WORKS INTERNATIONAL LTD</text:p>
          </table:table-cell>
          <table:table-cell office:value-type="float" office:value="3405" table:style-name="ce5">
            <text:p>340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THE INVESTIGATOR</text:p>
          </table:table-cell>
          <table:table-cell office:value-type="float" office:value="899.25" table:style-name="ce5">
            <text:p>899.2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THISTLE DESIGN ASSOCIATES LTD</text:p>
          </table:table-cell>
          <table:table-cell office:value-type="float" office:value="1100" table:style-name="ce5">
            <text:p>11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THRIFTY CAR RENTAL</text:p>
          </table:table-cell>
          <table:table-cell office:value-type="float" office:value="2941.12" table:style-name="ce5">
            <text:p>2941.12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UKAS</text:p>
          </table:table-cell>
          <table:table-cell office:value-type="float" office:value="5208.5" table:style-name="ce5">
            <text:p>5208.5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UKAS</text:p>
          </table:table-cell>
          <table:table-cell office:value-type="float" office:value="2040" table:style-name="ce5">
            <text:p>204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UNIVERSITY COLLEGE LONDON</text:p>
          </table:table-cell>
          <table:table-cell office:value-type="float" office:value="2188.1999999999998" table:style-name="ce5">
            <text:p>2188.2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VODAFONE LIMITED</text:p>
          </table:table-cell>
          <table:table-cell office:value-type="float" office:value="7073.8" table:style-name="ce5">
            <text:p>7073.8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WAREHOUSE EXPRESS LTD</text:p>
          </table:table-cell>
          <table:table-cell office:value-type="float" office:value="2749.18" table:style-name="ce5">
            <text:p>2749.18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17T00:00:00" table:style-name="ce3">
            <text:p>17/03/2021</text:p>
          </table:table-cell>
          <table:table-cell office:value-type="string" table:style-name="ce4">
            <text:p>WIRELESS CCTV LIMITED</text:p>
          </table:table-cell>
          <table:table-cell office:value-type="float" office:value="27000" table:style-name="ce5">
            <text:p>27000</text:p>
          </table:table-cell>
          <table:table-cell office:value-type="float" office:value="3517" table:style-name="ce5">
            <text:p>3517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APEX SECURITY ENGINEERING LIMITED</text:p>
          </table:table-cell>
          <table:table-cell office:value-type="float" office:value="2841" table:style-name="ce5">
            <text:p>2841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ASPEN INTERNATIONAL LTD</text:p>
          </table:table-cell>
          <table:table-cell office:value-type="float" office:value="7014.04" table:style-name="ce5">
            <text:p>7014.04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ATS EUROMASTER LTD</text:p>
          </table:table-cell>
          <table:table-cell office:value-type="float" office:value="1197.6099999999999" table:style-name="ce5">
            <text:p>1197.61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BARKER AND EVANS</text:p>
          </table:table-cell>
          <table:table-cell office:value-type="float" office:value="21238.41" table:style-name="ce5">
            <text:p>21238.41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BMW (UK) LTD</text:p>
          </table:table-cell>
          <table:table-cell office:value-type="float" office:value="1447.45" table:style-name="ce5">
            <text:p>1447.4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BRISTOL STREET BANBURY LTD</text:p>
          </table:table-cell>
          <table:table-cell office:value-type="float" office:value="599.73" table:style-name="ce5">
            <text:p>599.73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BRITISH GAS TRADING LTD</text:p>
          </table:table-cell>
          <table:table-cell office:value-type="float" office:value="13512.69" table:style-name="ce5">
            <text:p>13512.69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BROADWAY ELECTRICAL SERVICES LTD</text:p>
          </table:table-cell>
          <table:table-cell office:value-type="float" office:value="852.49" table:style-name="ce5">
            <text:p>852.49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BUCKS COUNTY COUNCIL</text:p>
          </table:table-cell>
          <table:table-cell office:value-type="float" office:value="2806.69" table:style-name="ce5">
            <text:p>2806.69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BUDDI LTD</text:p>
          </table:table-cell>
          <table:table-cell office:value-type="float" office:value="13000" table:style-name="ce5">
            <text:p>1300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CHARLES FELLOWS SUPPLIES LTD</text:p>
          </table:table-cell>
          <table:table-cell office:value-type="float" office:value="737.5" table:style-name="ce5">
            <text:p>737.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CIVIL DEFENCE SUPPLY LTD</text:p>
          </table:table-cell>
          <table:table-cell office:value-type="float" office:value="930" table:style-name="ce5">
            <text:p>93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CORONA ENERGY RETAIL 4 A/C</text:p>
          </table:table-cell>
          <table:table-cell office:value-type="float" office:value="764.17" table:style-name="ce5">
            <text:p>764.17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COTSWOLD OUTDOOR LTD</text:p>
          </table:table-cell>
          <table:table-cell office:value-type="float" office:value="513.52" table:style-name="ce5">
            <text:p>513.52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DURHAM CONSTABULARY</text:p>
          </table:table-cell>
          <table:table-cell office:value-type="float" office:value="2000" table:style-name="ce5">
            <text:p>200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F J LANE &amp; SON LTD</text:p>
          </table:table-cell>
          <table:table-cell office:value-type="float" office:value="9362.65" table:style-name="ce5">
            <text:p>9362.6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GRG PUBLIC RESOURCES LTD</text:p>
          </table:table-cell>
          <table:table-cell office:value-type="float" office:value="2399" table:style-name="ce5">
            <text:p>2399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GRG PUBLIC RESOURCES LTD</text:p>
          </table:table-cell>
          <table:table-cell office:value-type="float" office:value="2347.5" table:style-name="ce5">
            <text:p>2347.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GROUPTYRE WHOLSALE LTD</text:p>
          </table:table-cell>
          <table:table-cell office:value-type="float" office:value="2971.6" table:style-name="ce5">
            <text:p>2971.6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GRUNDON WASTE MANAGEMENT LTD</text:p>
          </table:table-cell>
          <table:table-cell office:value-type="float" office:value="2513" table:style-name="ce5">
            <text:p>2513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HERTFORDSHIRE POLICE AUTHORITY</text:p>
          </table:table-cell>
          <table:table-cell office:value-type="float" office:value="17374" table:style-name="ce5">
            <text:p>17374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HIDEOUT LEATHER</text:p>
          </table:table-cell>
          <table:table-cell office:value-type="float" office:value="625" table:style-name="ce5">
            <text:p>62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IAN WEBB ENGINEERING LTD</text:p>
          </table:table-cell>
          <table:table-cell office:value-type="float" office:value="550" table:style-name="ce5">
            <text:p>55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ICETRAK LTD</text:p>
          </table:table-cell>
          <table:table-cell office:value-type="float" office:value="7302.1" table:style-name="ce5">
            <text:p>7302.1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INAZONE LTD</text:p>
          </table:table-cell>
          <table:table-cell office:value-type="float" office:value="590" table:style-name="ce5">
            <text:p>59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KENNINGTON FLOORING LIMITED</text:p>
          </table:table-cell>
          <table:table-cell office:value-type="float" office:value="3800" table:style-name="ce5">
            <text:p>380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LAERDAL MEDICAL LTD</text:p>
          </table:table-cell>
          <table:table-cell office:value-type="float" office:value="524" table:style-name="ce5">
            <text:p>524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LAMBERT SMITH HAMPTON</text:p>
          </table:table-cell>
          <table:table-cell office:value-type="float" office:value="1159.1400000000001" table:style-name="ce5">
            <text:p>1159.14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LOWE &amp; OLIVER LTD</text:p>
          </table:table-cell>
          <table:table-cell office:value-type="float" office:value="5295.59" table:style-name="ce5">
            <text:p>5295.59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592.11" table:style-name="ce5">
            <text:p>592.11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NEWTRIM (UK) LTD</text:p>
          </table:table-cell>
          <table:table-cell office:value-type="float" office:value="1375" table:style-name="ce5">
            <text:p>137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NISBETS ACCOUNT NUMBER 872324</text:p>
          </table:table-cell>
          <table:table-cell office:value-type="float" office:value="5395" table:style-name="ce5">
            <text:p>539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NORFOLK CONSTABULARY</text:p>
          </table:table-cell>
          <table:table-cell office:value-type="float" office:value="220486.72" table:style-name="ce5">
            <text:p>220486.72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ORCHID CELLMARK LTD</text:p>
          </table:table-cell>
          <table:table-cell office:value-type="float" office:value="35632.68" table:style-name="ce5">
            <text:p>35632.68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PMC POLYTHENE LTD</text:p>
          </table:table-cell>
          <table:table-cell office:value-type="float" office:value="1006.8" table:style-name="ce5">
            <text:p>1006.8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PRESSFAB EVO LTD</text:p>
          </table:table-cell>
          <table:table-cell office:value-type="float" office:value="86283.55" table:style-name="ce5">
            <text:p>86283.5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PRESSFAB EVO LTD</text:p>
          </table:table-cell>
          <table:table-cell office:value-type="float" office:value="86981.02" table:style-name="ce5">
            <text:p>86981.02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PRICE WESTERN LEATHER CO LTD</text:p>
          </table:table-cell>
          <table:table-cell office:value-type="float" office:value="4044" table:style-name="ce5">
            <text:p>4044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RECIPERO LTD</text:p>
          </table:table-cell>
          <table:table-cell office:value-type="float" office:value="28700" table:style-name="ce5">
            <text:p>2870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RIDGE &amp; PARTNERS</text:p>
          </table:table-cell>
          <table:table-cell office:value-type="float" office:value="10591" table:style-name="ce5">
            <text:p>10591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ROBERT M DONALDSON</text:p>
          </table:table-cell>
          <table:table-cell office:value-type="float" office:value="36035" table:style-name="ce5">
            <text:p>3603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ROYAL MAIL</text:p>
          </table:table-cell>
          <table:table-cell office:value-type="float" office:value="4922.18" table:style-name="ce5">
            <text:p>4922.18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RSG ENGINEERING LTD</text:p>
          </table:table-cell>
          <table:table-cell office:value-type="float" office:value="641.28" table:style-name="ce5">
            <text:p>641.28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CREWFIX DIRECT</text:p>
          </table:table-cell>
          <table:table-cell office:value-type="float" office:value="3330" table:style-name="ce5">
            <text:p>333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IGMA SECURITY DEVICES</text:p>
          </table:table-cell>
          <table:table-cell office:value-type="float" office:value="1295" table:style-name="ce5">
            <text:p>129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KILLS FOR JUSTICE</text:p>
          </table:table-cell>
          <table:table-cell office:value-type="float" office:value="1550" table:style-name="ce5">
            <text:p>155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LOUGH BOROUGH COUNCIL</text:p>
          </table:table-cell>
          <table:table-cell office:value-type="float" office:value="65167.5" table:style-name="ce5">
            <text:p>65167.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MARTWATER TECHNOLOGY LTD</text:p>
          </table:table-cell>
          <table:table-cell office:value-type="float" office:value="5960" table:style-name="ce5">
            <text:p>596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NAP ON DIAGNOSTICS</text:p>
          </table:table-cell>
          <table:table-cell office:value-type="float" office:value="655.7" table:style-name="ce5">
            <text:p>655.7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OLON SECURITY LTD</text:p>
          </table:table-cell>
          <table:table-cell office:value-type="float" office:value="3741.25" table:style-name="ce5">
            <text:p>3741.2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PECIALIST CARS STEVENAGE</text:p>
          </table:table-cell>
          <table:table-cell office:value-type="float" office:value="2976.49" table:style-name="ce5">
            <text:p>2976.49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153827.6" table:style-name="ce5">
            <text:p>153827.6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T THOMAS CROSS GARAGE LTD</text:p>
          </table:table-cell>
          <table:table-cell office:value-type="float" office:value="1668.15" table:style-name="ce5">
            <text:p>1668.1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STARTRAQ UK LTD</text:p>
          </table:table-cell>
          <table:table-cell office:value-type="float" office:value="196372.05" table:style-name="ce5">
            <text:p>196372.0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34900" table:style-name="ce5">
            <text:p>3490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TVP CO-OP PURCHASE CARD A/C</text:p>
          </table:table-cell>
          <table:table-cell office:value-type="float" office:value="1689.88" table:style-name="ce5">
            <text:p>1689.88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TVP CO-OP PURCHASE CARD A/C</text:p>
          </table:table-cell>
          <table:table-cell office:value-type="float" office:value="12392.96" table:style-name="ce5">
            <text:p>12392.96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UKAS</text:p>
          </table:table-cell>
          <table:table-cell office:value-type="float" office:value="14633" table:style-name="ce5">
            <text:p>14633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UNIPAR SERVICES</text:p>
          </table:table-cell>
          <table:table-cell office:value-type="float" office:value="1687" table:style-name="ce5">
            <text:p>1687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VISIONS EVENT SOLUTIONS</text:p>
          </table:table-cell>
          <table:table-cell office:value-type="float" office:value="151072.92000000001" table:style-name="ce5">
            <text:p>151072.92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VODAFONE LIMITED</text:p>
          </table:table-cell>
          <table:table-cell office:value-type="float" office:value="28710.49" table:style-name="ce5">
            <text:p>28710.49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VOLVO CAR UK LTD</text:p>
          </table:table-cell>
          <table:table-cell office:value-type="float" office:value="23560" table:style-name="ce5">
            <text:p>23560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WA PRODUCTS (UK) LTD</text:p>
          </table:table-cell>
          <table:table-cell office:value-type="float" office:value="5080.8" table:style-name="ce5">
            <text:p>5080.8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WAREHOUSE EXPRESS LTD</text:p>
          </table:table-cell>
          <table:table-cell office:value-type="float" office:value="710.5" table:style-name="ce5">
            <text:p>710.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4T00:00:00" table:style-name="ce3">
            <text:p>24/03/2021</text:p>
          </table:table-cell>
          <table:table-cell office:value-type="string" table:style-name="ce4">
            <text:p>WINDRUSH DOOR &amp; WINDOW SERVICES LTD</text:p>
          </table:table-cell>
          <table:table-cell office:value-type="float" office:value="15605" table:style-name="ce5">
            <text:p>15605</text:p>
          </table:table-cell>
          <table:table-cell office:value-type="float" office:value="3518" table:style-name="ce5">
            <text:p>3518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ATS EUROMASTER LTD</text:p>
          </table:table-cell>
          <table:table-cell office:value-type="float" office:value="2694.64" table:style-name="ce5">
            <text:p>2694.64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AVI LTD</text:p>
          </table:table-cell>
          <table:table-cell office:value-type="float" office:value="515" table:style-name="ce5">
            <text:p>515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BARKER AND EVANS</text:p>
          </table:table-cell>
          <table:table-cell office:value-type="float" office:value="8531" table:style-name="ce5">
            <text:p>8531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BUCKS COUNTY COUNCIL</text:p>
          </table:table-cell>
          <table:table-cell office:value-type="float" office:value="47431.519999999997" table:style-name="ce5">
            <text:p>47431.52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CLEARTONE TELECOMS PLC</text:p>
          </table:table-cell>
          <table:table-cell office:value-type="float" office:value="1428" table:style-name="ce5">
            <text:p>1428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COMPUTACENTER (UK) LTD</text:p>
          </table:table-cell>
          <table:table-cell office:value-type="float" office:value="18518.099999999999" table:style-name="ce5">
            <text:p>18518.1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COOPER READING</text:p>
          </table:table-cell>
          <table:table-cell office:value-type="float" office:value="2780.31" table:style-name="ce5">
            <text:p>2780.31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1365" table:style-name="ce5">
            <text:p>1365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7111.32" table:style-name="ce5">
            <text:p>7111.32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ENTERPRISE RENT-A-CAR UK LTD</text:p>
          </table:table-cell>
          <table:table-cell office:value-type="float" office:value="123542.92" table:style-name="ce5">
            <text:p>123542.92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ESRI (UK) LIMITED</text:p>
          </table:table-cell>
          <table:table-cell office:value-type="float" office:value="11177.5" table:style-name="ce5">
            <text:p>11177.5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ESSEX POLICE AUTHORITY</text:p>
          </table:table-cell>
          <table:table-cell office:value-type="float" office:value="7786.76" table:style-name="ce5">
            <text:p>7786.76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6400" table:style-name="ce5">
            <text:p>6400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GOODYEAR DUNLOP UK</text:p>
          </table:table-cell>
          <table:table-cell office:value-type="float" office:value="19805.759999999998" table:style-name="ce5">
            <text:p>19805.76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GRESHAM OFFICE FURNITURE LTD</text:p>
          </table:table-cell>
          <table:table-cell office:value-type="float" office:value="3142.2" table:style-name="ce5">
            <text:p>3142.2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GRUNDON WASTE MANAGEMENT LTD</text:p>
          </table:table-cell>
          <table:table-cell office:value-type="float" office:value="1178.3" table:style-name="ce5">
            <text:p>1178.3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HEADLEY TYRES LTD</text:p>
          </table:table-cell>
          <table:table-cell office:value-type="float" office:value="1473.45" table:style-name="ce5">
            <text:p>1473.45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IAN WEBB ENGINEERING LTD</text:p>
          </table:table-cell>
          <table:table-cell office:value-type="float" office:value="5860" table:style-name="ce5">
            <text:p>5860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L BENNETT AND SON LTD- WELWYN GARDEN</text:p>
          </table:table-cell>
          <table:table-cell office:value-type="float" office:value="1166.7" table:style-name="ce5">
            <text:p>1166.7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MEHLER VARIO SYSTEM GMBH</text:p>
          </table:table-cell>
          <table:table-cell office:value-type="float" office:value="1396.4" table:style-name="ce5">
            <text:p>1396.4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1469.45" table:style-name="ce5">
            <text:p>1469.45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NORTON WAY MAZDA</text:p>
          </table:table-cell>
          <table:table-cell office:value-type="float" office:value="18518.66" table:style-name="ce5">
            <text:p>18518.66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PEUGEOT MOTOR COMPANY PLC</text:p>
          </table:table-cell>
          <table:table-cell office:value-type="float" office:value="141046.92000000001" table:style-name="ce5">
            <text:p>141046.92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PORTAKABIN LTD</text:p>
          </table:table-cell>
          <table:table-cell office:value-type="float" office:value="9042.1299999999992" table:style-name="ce5">
            <text:p>9042.13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REED</text:p>
          </table:table-cell>
          <table:table-cell office:value-type="float" office:value="100482.06" table:style-name="ce5">
            <text:p>100482.06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REED</text:p>
          </table:table-cell>
          <table:table-cell office:value-type="float" office:value="84783.4" table:style-name="ce5">
            <text:p>84783.4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RGR GARAGES (CRANFIELD) LTD</text:p>
          </table:table-cell>
          <table:table-cell office:value-type="float" office:value="548.73" table:style-name="ce5">
            <text:p>548.73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SMS ENVIRONMENTAL LTD</text:p>
          </table:table-cell>
          <table:table-cell office:value-type="float" office:value="1700" table:style-name="ce5">
            <text:p>1700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3025.6" table:style-name="ce5">
            <text:p>3025.6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249226.32" table:style-name="ce5">
            <text:p>249226.32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ST THOMAS CROSS GARAGE LTD</text:p>
          </table:table-cell>
          <table:table-cell office:value-type="float" office:value="2856.45" table:style-name="ce5">
            <text:p>2856.45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THE AUTOMOBILE ASSOCIATION</text:p>
          </table:table-cell>
          <table:table-cell office:value-type="float" office:value="1403" table:style-name="ce5">
            <text:p>1403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VOLKSWAGEN GROUP UNITED KINGDOM LTD</text:p>
          </table:table-cell>
          <table:table-cell office:value-type="float" office:value="26531.5" table:style-name="ce5">
            <text:p>26531.5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VOLVO CAR UK LTD</text:p>
          </table:table-cell>
          <table:table-cell office:value-type="float" office:value="28801.05" table:style-name="ce5">
            <text:p>28801.05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VOLVO CAR UK LTD</text:p>
          </table:table-cell>
          <table:table-cell office:value-type="float" office:value="82939.990000000005" table:style-name="ce5">
            <text:p>82939.99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25T00:00:00" table:style-name="ce3">
            <text:p>25/03/2021</text:p>
          </table:table-cell>
          <table:table-cell office:value-type="string" table:style-name="ce4">
            <text:p>WAREHOUSE EXPRESS LTD</text:p>
          </table:table-cell>
          <table:table-cell office:value-type="float" office:value="1421" table:style-name="ce5">
            <text:p>1421</text:p>
          </table:table-cell>
          <table:table-cell office:value-type="float" office:value="3519" table:style-name="ce5">
            <text:p>3519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ANDREWS SYKES HIRE LTD</text:p>
          </table:table-cell>
          <table:table-cell office:value-type="float" office:value="2059.56" table:style-name="ce5">
            <text:p>2059.5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AVI LTD</text:p>
          </table:table-cell>
          <table:table-cell office:value-type="float" office:value="3210" table:style-name="ce5">
            <text:p>321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AVI LTD</text:p>
          </table:table-cell>
          <table:table-cell office:value-type="float" office:value="4907" table:style-name="ce5">
            <text:p>4907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AVON &amp; SOMERSET CONSTABULARY</text:p>
          </table:table-cell>
          <table:table-cell office:value-type="float" office:value="716.47" table:style-name="ce5">
            <text:p>716.47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AVON &amp; SOMERSET CONSTABULARY</text:p>
          </table:table-cell>
          <table:table-cell office:value-type="float" office:value="13235" table:style-name="ce5">
            <text:p>1323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BARKER AND EVANS</text:p>
          </table:table-cell>
          <table:table-cell office:value-type="float" office:value="28414" table:style-name="ce5">
            <text:p>28414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BMW (UK) LTD</text:p>
          </table:table-cell>
          <table:table-cell office:value-type="float" office:value="1055.82" table:style-name="ce5">
            <text:p>1055.8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B-PLAN INFORMATION SYSTEMS LIMITED</text:p>
          </table:table-cell>
          <table:table-cell office:value-type="float" office:value="10132.31" table:style-name="ce5">
            <text:p>10132.31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BRADSHAW BODY REPAIRS LTD</text:p>
          </table:table-cell>
          <table:table-cell office:value-type="float" office:value="1736.68" table:style-name="ce5">
            <text:p>1736.68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BROADWAY ELECTRICAL SERVICES LTD</text:p>
          </table:table-cell>
          <table:table-cell office:value-type="float" office:value="2055.73" table:style-name="ce5">
            <text:p>2055.73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BT CONFERENCING</text:p>
          </table:table-cell>
          <table:table-cell office:value-type="float" office:value="903.81" table:style-name="ce5">
            <text:p>903.81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AMBRIAN TYRES LTD</text:p>
          </table:table-cell>
          <table:table-cell office:value-type="float" office:value="519.65" table:style-name="ce5">
            <text:p>519.6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ASTROL (UK) LTD</text:p>
          </table:table-cell>
          <table:table-cell office:value-type="float" office:value="1846.56" table:style-name="ce5">
            <text:p>1846.5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CL- FORENSICS LIMITED</text:p>
          </table:table-cell>
          <table:table-cell office:value-type="float" office:value="2970" table:style-name="ce5">
            <text:p>297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ELL PACK SOLUTIONS LTD</text:p>
          </table:table-cell>
          <table:table-cell office:value-type="float" office:value="2041" table:style-name="ce5">
            <text:p>2041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HUBB FIRE LIMITED</text:p>
          </table:table-cell>
          <table:table-cell office:value-type="float" office:value="1045" table:style-name="ce5">
            <text:p>104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LEARTONE TELECOMS PLC</text:p>
          </table:table-cell>
          <table:table-cell office:value-type="float" office:value="40166" table:style-name="ce5">
            <text:p>4016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OMPUTACENTER (UK) LTD</text:p>
          </table:table-cell>
          <table:table-cell office:value-type="float" office:value="19822.2" table:style-name="ce5">
            <text:p>19822.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OOPER READING</text:p>
          </table:table-cell>
          <table:table-cell office:value-type="float" office:value="717.04" table:style-name="ce5">
            <text:p>717.04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OTSWOLD VEHICLE DELIVERIES LIMITED</text:p>
          </table:table-cell>
          <table:table-cell office:value-type="float" office:value="579.79999999999995" table:style-name="ce5">
            <text:p>579.8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OTSWOLD VEHICLE RECOVERY</text:p>
          </table:table-cell>
          <table:table-cell office:value-type="float" office:value="19006.259999999998" table:style-name="ce5">
            <text:p>19006.2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CROWN LIFT TRUCKS LIMITED</text:p>
          </table:table-cell>
          <table:table-cell office:value-type="float" office:value="22500" table:style-name="ce5">
            <text:p>2250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DEGREES OF COMFORT AIR CONDITIONING</text:p>
          </table:table-cell>
          <table:table-cell office:value-type="float" office:value="3015" table:style-name="ce5">
            <text:p>301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EDEN VAUXHALL READING</text:p>
          </table:table-cell>
          <table:table-cell office:value-type="float" office:value="1960" table:style-name="ce5">
            <text:p>196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ENTERPRISE RENT-A-CAR UK LTD</text:p>
          </table:table-cell>
          <table:table-cell office:value-type="float" office:value="1436.07" table:style-name="ce5">
            <text:p>1436.07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FORD MOTOR COMPANY LTD</text:p>
          </table:table-cell>
          <table:table-cell office:value-type="float" office:value="377586.95" table:style-name="ce5">
            <text:p>377586.9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FORD MOTOR COMPANY LTD</text:p>
          </table:table-cell>
          <table:table-cell office:value-type="float" office:value="41919.53" table:style-name="ce5">
            <text:p>41919.53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FUJITSU SIEMENS COMPUTERS LIMITED</text:p>
          </table:table-cell>
          <table:table-cell office:value-type="float" office:value="10797.33" table:style-name="ce5">
            <text:p>10797.33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G4S CASH SOLUTIONS UK LTD</text:p>
          </table:table-cell>
          <table:table-cell office:value-type="float" office:value="686.2" table:style-name="ce5">
            <text:p>686.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GOODYEAR DUNLOP UK</text:p>
          </table:table-cell>
          <table:table-cell office:value-type="float" office:value="8131.62" table:style-name="ce5">
            <text:p>8131.6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GROUPTYRE WHOLSALE LTD</text:p>
          </table:table-cell>
          <table:table-cell office:value-type="float" office:value="1128.5" table:style-name="ce5">
            <text:p>1128.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GRUNDON WASTE MANAGEMENT LTD</text:p>
          </table:table-cell>
          <table:table-cell office:value-type="float" office:value="654.36" table:style-name="ce5">
            <text:p>654.3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HEADLEY TYRES LTD</text:p>
          </table:table-cell>
          <table:table-cell office:value-type="float" office:value="1139.5" table:style-name="ce5">
            <text:p>1139.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HEATH PRODUCTS LTD</text:p>
          </table:table-cell>
          <table:table-cell office:value-type="float" office:value="548.55999999999995" table:style-name="ce5">
            <text:p>548.5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HIDEOUT LEATHER</text:p>
          </table:table-cell>
          <table:table-cell office:value-type="float" office:value="622.5" table:style-name="ce5">
            <text:p>622.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HUNTER APPAREL SOLUTIONS LTD</text:p>
          </table:table-cell>
          <table:table-cell office:value-type="float" office:value="2188.6999999999998" table:style-name="ce5">
            <text:p>2188.7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HURLEY INDUSTRIAL CLEANING EQUIPMENT</text:p>
          </table:table-cell>
          <table:table-cell office:value-type="float" office:value="760" table:style-name="ce5">
            <text:p>76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HYUNDAI MOTOR UK LIMITED</text:p>
          </table:table-cell>
          <table:table-cell office:value-type="float" office:value="21688" table:style-name="ce5">
            <text:p>21688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IAN WEBB ENGINEERING LTD</text:p>
          </table:table-cell>
          <table:table-cell office:value-type="float" office:value="11009.55" table:style-name="ce5">
            <text:p>11009.5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ICETRAK LTD</text:p>
          </table:table-cell>
          <table:table-cell office:value-type="float" office:value="9123.08" table:style-name="ce5">
            <text:p>9123.08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INTOXIMETERS UK LTD</text:p>
          </table:table-cell>
          <table:table-cell office:value-type="float" office:value="515" table:style-name="ce5">
            <text:p>51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INTRAMARK LIMITED</text:p>
          </table:table-cell>
          <table:table-cell office:value-type="float" office:value="1574.3" table:style-name="ce5">
            <text:p>1574.3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JLA LTD</text:p>
          </table:table-cell>
          <table:table-cell office:value-type="float" office:value="751.97" table:style-name="ce5">
            <text:p>751.97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KARDOS CAR &amp; COMMERCIAL SERVICES</text:p>
          </table:table-cell>
          <table:table-cell office:value-type="float" office:value="1358.37" table:style-name="ce5">
            <text:p>1358.37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KENT POLICE</text:p>
          </table:table-cell>
          <table:table-cell office:value-type="float" office:value="37956.42" table:style-name="ce5">
            <text:p>37956.4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KENT POLICE</text:p>
          </table:table-cell>
          <table:table-cell office:value-type="float" office:value="19968.77" table:style-name="ce5">
            <text:p>19968.77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KENT POLICE</text:p>
          </table:table-cell>
          <table:table-cell office:value-type="float" office:value="1537.25" table:style-name="ce5">
            <text:p>1537.2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LOWE &amp; OLIVER LTD</text:p>
          </table:table-cell>
          <table:table-cell office:value-type="float" office:value="5000.37" table:style-name="ce5">
            <text:p>5000.37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MARSHALL MOTOR GROUP- CAMBRIDGE</text:p>
          </table:table-cell>
          <table:table-cell office:value-type="float" office:value="593.15" table:style-name="ce5">
            <text:p>593.1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5482.15" table:style-name="ce5">
            <text:p>5482.1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Other Staff Cost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MAYORS OFFICE FOR POLICING &amp; CRIME M</text:p>
          </table:table-cell>
          <table:table-cell office:value-type="float" office:value="261744.16" table:style-name="ce5">
            <text:p>261744.1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MILTON KEYNES COUNCIL</text:p>
          </table:table-cell>
          <table:table-cell office:value-type="float" office:value="630" table:style-name="ce5">
            <text:p>63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MORGAN SINDALL (CONSTRUCTION) PLC</text:p>
          </table:table-cell>
          <table:table-cell office:value-type="float" office:value="74757.11" table:style-name="ce5">
            <text:p>74757.11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NORTON WAY MAZDA</text:p>
          </table:table-cell>
          <table:table-cell office:value-type="float" office:value="14760" table:style-name="ce5">
            <text:p>1476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OXFORD AVIATION SERVICES LTD</text:p>
          </table:table-cell>
          <table:table-cell office:value-type="float" office:value="7492.72" table:style-name="ce5">
            <text:p>7492.7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OXFORDSHIRE COUNTY COUNCIL</text:p>
          </table:table-cell>
          <table:table-cell office:value-type="float" office:value="12149.11" table:style-name="ce5">
            <text:p>12149.11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PEUGEOT MOTOR COMPANY PLC</text:p>
          </table:table-cell>
          <table:table-cell office:value-type="float" office:value="59133.59" table:style-name="ce5">
            <text:p>59133.59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PEUGEOT MOTOR COMPANY PLC</text:p>
          </table:table-cell>
          <table:table-cell office:value-type="float" office:value="61602.45" table:style-name="ce5">
            <text:p>61602.4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PIDDINGTON PROPERTIES LTD</text:p>
          </table:table-cell>
          <table:table-cell office:value-type="float" office:value="4250" table:style-name="ce5">
            <text:p>425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PRESSFAB EVO LTD</text:p>
          </table:table-cell>
          <table:table-cell office:value-type="float" office:value="48982.32" table:style-name="ce5">
            <text:p>48982.3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Q ELECTRONICS LTD</text:p>
          </table:table-cell>
          <table:table-cell office:value-type="float" office:value="1750" table:style-name="ce5">
            <text:p>175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READING BOROUGH COUNCIL</text:p>
          </table:table-cell>
          <table:table-cell office:value-type="float" office:value="4650" table:style-name="ce5">
            <text:p>465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RGR GARAGES (CRANFIELD) LTD</text:p>
          </table:table-cell>
          <table:table-cell office:value-type="float" office:value="1342.76" table:style-name="ce5">
            <text:p>1342.7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ROBERT M DONALDSON</text:p>
          </table:table-cell>
          <table:table-cell office:value-type="float" office:value="13501" table:style-name="ce5">
            <text:p>13501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ROYAL MAIL</text:p>
          </table:table-cell>
          <table:table-cell office:value-type="float" office:value="8322.11" table:style-name="ce5">
            <text:p>8322.11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RSG ENGINEERING LTD</text:p>
          </table:table-cell>
          <table:table-cell office:value-type="float" office:value="1065.2" table:style-name="ce5">
            <text:p>1065.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 &amp; B COMMERCIALS PLC</text:p>
          </table:table-cell>
          <table:table-cell office:value-type="float" office:value="557.25" table:style-name="ce5">
            <text:p>557.2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IGMA SECURITY DEVICES</text:p>
          </table:table-cell>
          <table:table-cell office:value-type="float" office:value="2015" table:style-name="ce5">
            <text:p>201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KILLS FOR JUSTICE</text:p>
          </table:table-cell>
          <table:table-cell office:value-type="float" office:value="2160" table:style-name="ce5">
            <text:p>216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LOUGH BOROUGH COUNCIL</text:p>
          </table:table-cell>
          <table:table-cell office:value-type="float" office:value="2300" table:style-name="ce5">
            <text:p>230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OLON SECURITY LTD</text:p>
          </table:table-cell>
          <table:table-cell office:value-type="float" office:value="637.25" table:style-name="ce5">
            <text:p>637.2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hird Party Payment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OUTHAM TYRES</text:p>
          </table:table-cell>
          <table:table-cell office:value-type="float" office:value="552.72" table:style-name="ce5">
            <text:p>552.7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PECIALIST CARS STEVENAGE</text:p>
          </table:table-cell>
          <table:table-cell office:value-type="float" office:value="2530.33" table:style-name="ce5">
            <text:p>2530.33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PECIALIST COMPUTER CENTRES PLC</text:p>
          </table:table-cell>
          <table:table-cell office:value-type="float" office:value="101123.59" table:style-name="ce5">
            <text:p>101123.59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TANHOPE WILKINSON ASSOCIATES</text:p>
          </table:table-cell>
          <table:table-cell office:value-type="float" office:value="3360" table:style-name="ce5">
            <text:p>336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UFFOLK POLICE AUTHORITY</text:p>
          </table:table-cell>
          <table:table-cell office:value-type="float" office:value="5300.42" table:style-name="ce5">
            <text:p>5300.4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SUSSEX POLICE AUTHORITY</text:p>
          </table:table-cell>
          <table:table-cell office:value-type="float" office:value="1577.42" table:style-name="ce5">
            <text:p>1577.4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THAMES VALLEY MAINTENANCE (OXFORD) LIMIT</text:p>
          </table:table-cell>
          <table:table-cell office:value-type="float" office:value="7075" table:style-name="ce5">
            <text:p>707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THE COLT CAR COMPANY LIMITED</text:p>
          </table:table-cell>
          <table:table-cell office:value-type="float" office:value="171346.56" table:style-name="ce5">
            <text:p>171346.5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THE COLT CAR COMPANY LIMITED</text:p>
          </table:table-cell>
          <table:table-cell office:value-type="float" office:value="73434.240000000005" table:style-name="ce5">
            <text:p>73434.24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THE ENIGMA ENCODING CO LTD</text:p>
          </table:table-cell>
          <table:table-cell office:value-type="float" office:value="4250.76" table:style-name="ce5">
            <text:p>4250.7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THE HOTLINE GROUP LTD</text:p>
          </table:table-cell>
          <table:table-cell office:value-type="float" office:value="540" table:style-name="ce5">
            <text:p>54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THINKING SPACE SYSTEMS LTD</text:p>
          </table:table-cell>
          <table:table-cell office:value-type="float" office:value="22295" table:style-name="ce5">
            <text:p>2229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THOMAS JACKS LTD</text:p>
          </table:table-cell>
          <table:table-cell office:value-type="float" office:value="502" table:style-name="ce5">
            <text:p>50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THRIFTY - FLIGHTFORM LTD</text:p>
          </table:table-cell>
          <table:table-cell office:value-type="float" office:value="3139.28" table:style-name="ce5">
            <text:p>3139.28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TOYOTA (GB) PLC</text:p>
          </table:table-cell>
          <table:table-cell office:value-type="float" office:value="15097.4" table:style-name="ce5">
            <text:p>15097.4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UKAS</text:p>
          </table:table-cell>
          <table:table-cell office:value-type="float" office:value="8361.25" table:style-name="ce5">
            <text:p>8361.2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UNIPART RAIL LTD (DORMAN)</text:p>
          </table:table-cell>
          <table:table-cell office:value-type="float" office:value="2390" table:style-name="ce5">
            <text:p>239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UNIVERSITY COLLEGE LONDON</text:p>
          </table:table-cell>
          <table:table-cell office:value-type="float" office:value="4376.2" table:style-name="ce5">
            <text:p>4376.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Restructure, Training &amp; Conference Cost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VODAFONE LIMITED</text:p>
          </table:table-cell>
          <table:table-cell office:value-type="float" office:value="27825.06" table:style-name="ce5">
            <text:p>27825.06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VOLVO CAR UK LTD</text:p>
          </table:table-cell>
          <table:table-cell office:value-type="float" office:value="303144" table:style-name="ce5">
            <text:p>303144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VW PANELS</text:p>
          </table:table-cell>
          <table:table-cell office:value-type="float" office:value="2479.9899999999998" table:style-name="ce5">
            <text:p>2479.99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Transport Related Expenditure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WA PRODUCTS (UK) LTD</text:p>
          </table:table-cell>
          <table:table-cell office:value-type="float" office:value="750" table:style-name="ce5">
            <text:p>750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WAREHOUSE EXPRESS LTD</text:p>
          </table:table-cell>
          <table:table-cell office:value-type="float" office:value="3306.32" table:style-name="ce5">
            <text:p>3306.32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Supplies &amp; Services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3">
            <text:p>30/03/2021</text:p>
          </table:table-cell>
          <table:table-cell office:value-type="string" table:style-name="ce4">
            <text:p>WING HALL TRUST</text:p>
          </table:table-cell>
          <table:table-cell office:value-type="float" office:value="3125" table:style-name="ce5">
            <text:p>3125</text:p>
          </table:table-cell>
          <table:table-cell office:value-type="float" office:value="3520" table:style-name="ce5">
            <text:p>3520</text:p>
          </table:table-cell>
          <table:table-cell office:value-type="string" table:style-name="ce4">
            <text:p>Premises Related Expenditure</text:p>
          </table:table-cell>
          <table:table-cell table:number-columns-repeated="16379"/>
        </table:table-row>
        <table:table-row table:number-rows-repeated="1048143" table:style-name="ro1">
          <table:table-cell table:number-columns-repeated="16384"/>
        </table:table-row>
      </table:table>
      <table:database-ranges>
        <table:database-range table:target-range-address="Transparency_Report_-_Export_Da.A2:Transparency_Report_-_Export_Da.E43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 Nancy</meta:initial-creator>
    <dc:creator>Roberts, Charlotte (C7904)</dc:creator>
    <meta:creation-date>2021-05-04T09:39:41Z</meta:creation-date>
    <dc:date>2021-05-04T14:04:37Z</dc:date>
    <meta:print-date>2021-05-04T14:03:17Z</meta:print-date>
  </office:meta>
</office:document-meta>
</file>